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0.93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45cm" fo:min-width="2.794cm" fo:wrap-option="no-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54cm" svg:x="5.191cm" svg:y="4.556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446cm" svg:y="5.318cm">
          <text:p text:style-name="P1">Serv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652cm" svg:y1="5.445cm" svg:x2="13.319cm" svg:y2="5.953cm">
          <text:p/>
        </draw:line>
        <draw:custom-shape draw:style-name="gr4" draw:text-style-name="P1" draw:layer="layout" svg:width="3.556cm" svg:height="1.397cm" svg:x="3.413cm" svg:y="9.128cm">
          <text:p text:style-name="P1">Sensor 1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4.81cm" svg:y1="8.874cm" svg:x2="6.715cm" svg:y2="7.096cm">
          <text:p/>
        </draw:line>
        <draw:custom-shape draw:style-name="gr4" draw:text-style-name="P1" draw:layer="layout" svg:width="3.556cm" svg:height="1.397cm" svg:x="12.43cm" svg:y="8.747cm">
          <text:p text:style-name="P1">Sensor 2</text:p>
          <text:p text:style-name="P1"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2" draw:layer="layout" svg:x1="12.176cm" svg:y1="9.128cm" svg:x2="9.001cm" svg:y2="7.477cm">
          <text:p/>
        </draw:line>
        <draw:custom-shape draw:style-name="gr2" draw:text-style-name="P1" draw:layer="layout" svg:width="2.032cm" svg:height="2.032cm" svg:x="8.874cm" svg:y="1.635cm">
          <text:p text:style-name="P1">L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35cm" svg:y1="4.429cm" svg:x2="8.874cm" svg:y2="3.0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8T19:45:26.107659237</meta:creation-date>
    <dc:date>2022-06-13T19:53:54.904329780</dc:date>
    <meta:editing-duration>PT7M51S</meta:editing-duration>
    <meta:editing-cycles>3</meta:editing-cycles>
    <meta:generator>LibreOffice/7.3.3.2$Linux_X86_64 LibreOffice_project/30$Build-2</meta:generator>
    <meta:document-statistic meta:object-count="9"/>
  </office:meta>
</office:document-meta>
</file>